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. Podaj opłatę za list ekonomiczny do 50g</text:p>
      <text:p text:style-name="Standard">2. Podaj opłatę za list priorytetowy do 350g</text:p>
      <text:p text:style-name="Standard">3. Podaj opłatę za kartkę priorytetową 30g</text:p>
      <text:p text:style-name="Standard">4. Oblicz opłatę od wpłaty na rachunek bankowy standard na kwotę 800zł.</text:p>
      <text:p text:style-name="Standard">5. Oblicz opłatę od wpłaty na rachunek bankowy standard na kwotę 1250zł.</text:p>
      <text:p text:style-name="Standard">6. <text:s/>Oblicz opłatę od wpłaty na rachunek bankowy standard priorytet na kwotę 350zł.</text:p>
      <text:p text:style-name="Standard">7. Oblicz opłatę od wpłaty na rachunek bankowy standard priorytet na kwotę 1480zł.</text:p>
      <text:p text:style-name="Standard">8. Oblicz opłatę <text:s/>od wpłaty na rachunek bankowy ekspres na kwotę 601zł.</text:p>
      <text:p text:style-name="Standard">9. Oblicz opłatę od wpłaty na rachunek bankowy ekspres na kwotę 1234zł.</text:p>
      <text:p text:style-name="Standard">10. Oblicz opłatę od wpłaty na rachunek US na kwotę 855zł.</text:p>
      <text:p text:style-name="Standard">11. Oblicz opłatę od wpłaty na rachunek US na kwotę 1232zł.</text:p>
      <text:p text:style-name="Standard">12. Oblicz opłatę za list polecony ekonomiczny waga 345g za potwierdzeniem odbioru</text:p>
      <text:p text:style-name="Standard">13. Oblicz opłatę za list polecony priorytetowy waga 678g zpo</text:p>
      <text:p text:style-name="Standard">14. Oblicz opłatę za paczkę ekonomiczną gabaryt A waga 5,5kg</text:p>
      <text:p text:style-name="Standard">15. Oblicz opłatę za paczkę priorytet gabaryt B waga 12kg</text:p>
      <text:p text:style-name="Standard">16. Oblicz opłatę za paczkę priorytet gabaryt A waga 6,9kg zpo</text:p>
      <text:p text:style-name="Standard">17. Oblicz opłatę za list wartościowy ekonomiczny waga 35g, wartość 451zł</text:p>
      <text:p text:style-name="Standard">18. Oblicz opłatę za list wartościowy priorytet waga 456g, wartość 55zł</text:p>
      <text:p text:style-name="Standard">19. Oblicz opłatę za list wartościowy waga 2500g, wartość 1234zł</text:p>
      <text:p text:style-name="Standard">20. Oblicz opłatę za paczkę <text:s/>waga 12kg, wartość 100zł, ostrożnie, nadana w UP , doręczona pod adres</text:p>
      <text:p text:style-name="Standard">21. Oblicz opłatę za nadanie Paczki Ukraina Plus waga 4kg</text:p>
      <text:p text:style-name="Standard">22. Oblicz opłatę na nadanie Paczki do Niemiec waga 5kg</text:p>
      <text:p text:style-name="Standard">23. Oblicz opłatę za nadanie przesyłki Pocztex rodzaj M, ostrożnie, druk nakładu Poczty, doręczona na adres adresata.</text:p>
      <text:p text:style-name="Standard">24. Oblicz opłatę za nadanie listu wartościowego do Włoch waga 45g wartość 56zł</text:p>
      <text:p text:style-name="Standard">25. Jaką opłatę zapłaci klient za złożenie pełnomocnictwa pocztowego na stałe</text:p>
      <text:p text:style-name="Standard">26. Jaką opłatę zapłaci klient za podpisanie umowy na wynajem skrytki pocztowej</text:p>
      <text:p text:style-name="Standard">27. Oblicz opłatę za nadanie przesyłki Global Ekspres do Belgii waga 1,5kg</text:p>
      <text:p text:style-name="Standard">28. Oblicz opłatę za nadanie Worka M do Niemiec , waga 8kg</text:p>
      <text:p text:style-name="Standard">29. Oblicz opłatę za Pocztex , pobranie przekazem na kwotę 450zł, nadana UP, doręczona do punktu odbioru</text:p>
      <text:p text:style-name="Standard">30. Oblicz opłatę za nadanie Paczki wartościowej waga 6,6kg gabaryt B Priorytet wartość 888zł</text:p>
      <text:p text:style-name="Standard">31. Oblicz opłatę za nadanie Paczki gabaryt B , waga 5,8kg, ekonomiczna , zpo</text:p>
      <text:p text:style-name="Standard">32. Oblicz opłatę za nadanie Worka M do Warszawy waga 5kg</text:p>
      <text:p text:style-name="Standard">33. Oblicz opłatę za nadanie przekazu ekspres pieniężny na teraz kwota 390zł nadany w UP</text:p>
      <text:p text:style-name="Standard">34. Oblicz opłatę za nadanie przekazu ekspres pieniężny na dziś kwota 3000 nadany w UP</text:p>
      <text:p text:style-name="Standard">35. Oblicz opłatę za nadanie przekazu ekspres pieniężny na jutro kwota 780zł nadany w UP</text:p>
      <text:p text:style-name="Standard">36. Oblicz opłatę za nadanie listu poleconego do Francji waga 45g, zpo</text:p>
      <text:p text:style-name="Standard">37. Oblicz opłatę za nadanie listu priorytet do Anglii waga 456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pt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3-31T16:33:09.15</dc:date>
    <meta:editing-duration>PT45M46S</meta:editing-duration>
    <meta:editing-cycles>10</meta:editing-cycles>
    <meta:generator>OpenOffice/4.1.11$Win32 OpenOffice.org_project/4111m1$Build-9808</meta:generator>
    <dc:creator>Karolina Stańska</dc:creator>
    <meta:document-statistic meta:table-count="0" meta:image-count="0" meta:object-count="0" meta:page-count="1" meta:paragraph-count="37" meta:word-count="442" meta:character-count="2647"/>
  </office:meta>
</office:document-meta>
</file>